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2B000000C9D2C450FB9CEDA9C1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578cm" svg:x="1.185cm" svg:y="13.17cm">
          <draw:image xlink:href="Pictures/100000000000042B000000C9D2C450FB9CEDA9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09:49:39.926543255</meta:creation-date>
    <dc:date>2018-03-15T09:50:41.256864203</dc:date>
    <meta:editing-duration>PT1M1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